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6.191cm" fo:margin-left="-0.25cm" table:align="left" style:writing-mode="lr-tb"/>
    </style:style>
    <style:style style:name="Таблица2.A" style:family="table-column">
      <style:table-column-properties style:column-width="2.582cm"/>
    </style:style>
    <style:style style:name="Таблица2.B" style:family="table-column">
      <style:table-column-properties style:column-width="2.575cm"/>
    </style:style>
    <style:style style:name="Таблица2.C" style:family="table-column">
      <style:table-column-properties style:column-width="2.958cm"/>
    </style:style>
    <style:style style:name="Таблица2.D" style:family="table-column">
      <style:table-column-properties style:column-width="2.574cm"/>
    </style:style>
    <style:style style:name="Таблица2.F" style:family="table-column">
      <style:table-column-properties style:column-width="2.91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882cm" fo:margin-left="-0.191cm" table:align="left" style:writing-mode="lr-tb"/>
    </style:style>
    <style:style style:name="Таблица3.A" style:family="table-column">
      <style:table-column-properties style:column-width="8.44cm"/>
    </style:style>
    <style:style style:name="Таблица3.B" style:family="table-column">
      <style:table-column-properties style:column-width="8.4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44cm"/>
    </style:style>
    <style:style style:name="Таблица4.B" style:family="table-column">
      <style:table-column-properties style:column-width="8.44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882cm" fo:margin-left="-0.191cm" table:align="left" style:writing-mode="lr-tb"/>
    </style:style>
    <style:style style:name="Таблица6.A" style:family="table-column">
      <style:table-column-properties style:column-width="8.44cm"/>
    </style:style>
    <style:style style:name="Таблица6.B" style:family="table-column">
      <style:table-column-properties style:column-width="8.4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882cm" fo:margin-left="-0.191cm" table:align="left" style:writing-mode="lr-tb"/>
    </style:style>
    <style:style style:name="Таблица7.A" style:family="table-column">
      <style:table-column-properties style:column-width="8.44cm"/>
    </style:style>
    <style:style style:name="Таблица7.B" style:family="table-column">
      <style:table-column-properties style:column-width="8.44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4c7663"/>
    </style:style>
    <style:style style:name="P12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4ddcbd"/>
    </style:style>
    <style:style style:name="P13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581b78"/>
    </style:style>
    <style:style style:name="P14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697d0a"/>
    </style:style>
    <style:style style:name="P15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81a6c5"/>
    </style:style>
    <style:style style:name="P16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4c7663" officeooo:paragraph-rsid="004c7663"/>
    </style:style>
    <style:style style:name="P17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0bc3d" officeooo:paragraph-rsid="0050bc3d"/>
    </style:style>
    <style:style style:name="P18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4fa74d" officeooo:paragraph-rsid="004fa74d"/>
    </style:style>
    <style:style style:name="P19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1c206" officeooo:paragraph-rsid="0051c206"/>
    </style:style>
    <style:style style:name="P20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1c206" officeooo:paragraph-rsid="0082c453"/>
    </style:style>
    <style:style style:name="P21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7bd08" officeooo:paragraph-rsid="0057bd08"/>
    </style:style>
    <style:style style:name="P22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81b78" officeooo:paragraph-rsid="00581b78"/>
    </style:style>
    <style:style style:name="P23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a0bce" officeooo:paragraph-rsid="005a0bce"/>
    </style:style>
    <style:style style:name="P24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697d0a" officeooo:paragraph-rsid="00697d0a"/>
    </style:style>
    <style:style style:name="P25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1a6c5" officeooo:paragraph-rsid="0081a6c5"/>
    </style:style>
    <style:style style:name="P26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1be1b" officeooo:paragraph-rsid="0081be1b"/>
    </style:style>
    <style:style style:name="P27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fo:language="en" fo:country="US" officeooo:rsid="0081a6c5" officeooo:paragraph-rsid="0081a6c5"/>
    </style:style>
    <style:style style:name="P28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5b8fe" officeooo:paragraph-rsid="0085b8fe"/>
    </style:style>
    <style:style style:name="P29" style:family="paragraph" style:parent-style-name="Preformatted_20_Text">
      <style:paragraph-properties fo:margin-top="0cm" fo:margin-bottom="0cm" style:contextual-spacing="false"/>
    </style:style>
    <style:style style:name="P30" style:family="paragraph" style:parent-style-name="Preformatted_20_Text">
      <style:paragraph-properties fo:margin-top="0cm" fo:margin-bottom="0cm" style:contextual-spacing="false"/>
      <style:text-properties fo:font-variant="normal" fo:text-transform="none"/>
    </style:style>
    <style:style style:name="P31" style:family="paragraph" style:parent-style-name="Preformatted_20_Text">
      <style:paragraph-properties fo:margin-top="0cm" fo:margin-bottom="0cm" style:contextual-spacing="false"/>
      <style:text-properties fo:font-variant="normal" fo:text-transform="none" style:font-name="Monospaced" fo:font-style="normal"/>
    </style:style>
    <style:style style:name="P32" style:family="paragraph" style:parent-style-name="Preformatted_20_Text">
      <style:paragraph-properties fo:margin-top="0cm" fo:margin-bottom="0cm" style:contextual-spacing="false"/>
      <style:text-properties fo:font-variant="normal" fo:text-transform="none" fo:color="#b01813" style:font-name="Monospaced" fo:font-style="normal"/>
    </style:style>
    <style:style style:name="P33" style:family="paragraph" style:parent-style-name="Text_20_body">
      <style:paragraph-properties fo:margin-top="0cm" fo:margin-bottom="0cm" style:contextual-spacing="false" fo:orphans="2" fo:widows="2" style:writing-mode="lr-tb"/>
      <style:text-properties style:use-window-font-color="true" style:font-name="Times New Roman" fo:font-size="12pt" fo:language="ru" fo:country="RU" officeooo:rsid="0048f763" officeooo:paragraph-rsid="0048f763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48f763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48f763" officeooo:paragraph-rsid="0048f763"/>
    </style:style>
    <style:style style:name="P36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566ae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566ae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c7663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39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8e715f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8f7dde" officeooo:paragraph-rsid="008f7dd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942ed2" officeooo:paragraph-rsid="00942ed2" style:font-size-asian="10pt" style:font-size-complex="10pt"/>
    </style:style>
    <style:style style:name="P42" style:family="paragraph" style:parent-style-name="Body_20_Text_20_2">
      <style:paragraph-properties fo:margin-left="1.27cm" fo:margin-right="0cm" fo:margin-top="0cm" fo:margin-bottom="0cm" style:contextual-spacing="false" style:line-height-at-least="0.423cm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Body_20_Text_20_2">
      <style:paragraph-properties fo:margin-left="1.27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officeooo:paragraph-rsid="004c7663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fo:font-variant="normal" fo:text-transform="none" style:font-name="Monospaced" fo:font-style="normal" officeooo:paragraph-rsid="0074ac20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fo:font-variant="normal" fo:text-transform="none" fo:color="#000000" style:font-name="Monospaced" fo:font-style="normal" officeooo:rsid="0074ac20" officeooo:paragraph-rsid="0074ac20"/>
    </style:style>
    <style:style style:name="P4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4ddcbd" style:font-name-asian="Times New Roman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4ddcbd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581b78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3a2ae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b1f80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d0d05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6c22c3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701ab2" style:font-name-asian="Times New Roman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3a2ae" officeooo:paragraph-rsid="0053a2ae" style:font-name-asian="Times New Roman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69897" officeooo:paragraph-rsid="00569897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c9de3" officeooo:paragraph-rsid="005b1f80" style:font-name-asian="Times New Roman" style:font-size-asian="12pt" style:font-name-complex="Times New Roman" style:font-size-complex="12pt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e228f" officeooo:paragraph-rsid="005e228f" style:font-name-asian="Times New Roman" style:font-size-asian="12pt" style:font-name-complex="Times New Roman" style:font-size-complex="12pt" style:language-complex="ar" style:country-complex="SA"/>
    </style:style>
    <style:style style:name="P6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e4723" officeooo:paragraph-rsid="005e4723" style:font-name-asian="Times New Roman" style:font-size-asian="12pt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f3483" officeooo:paragraph-rsid="005f3483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11f5f" officeooo:paragraph-rsid="00611f5f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11f5f" officeooo:paragraph-rsid="00697d0a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3255d" officeooo:paragraph-rsid="0063255d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462e7" officeooo:paragraph-rsid="006462e7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62c6d" officeooo:paragraph-rsid="00662c6d" style:font-name-asian="Times New Roman" style:font-size-asian="12pt" style:font-name-complex="Times New Roman" style:font-size-complex="12pt" style:language-complex="ar" style:country-complex="SA"/>
    </style:style>
    <style:style style:name="P6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69205" officeooo:paragraph-rsid="00669205" style:font-name-asian="Times New Roman" style:font-size-asian="12pt" style:font-name-complex="Times New Roman" style:font-size-complex="12pt" style:language-complex="ar" style:country-complex="SA"/>
    </style:style>
    <style:style style:name="P6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774c8" officeooo:paragraph-rsid="006774c8" style:font-name-asian="Times New Roman" style:font-size-asian="12pt" style:font-name-complex="Times New Roman" style:font-size-complex="12pt" style:language-complex="ar" style:country-complex="SA"/>
    </style:style>
    <style:style style:name="P6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7a635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7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8cd6a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697d0a" style:font-name-asian="Times New Roman" style:font-size-asian="12pt" style:font-name-complex="Times New Roman" style:font-size-complex="12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1a6c5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af34f" officeooo:paragraph-rsid="006af34f" style:font-name-asian="Times New Roman" style:font-size-asian="12pt" style:font-name-complex="Times New Roman" style:font-size-complex="12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c22c3" officeooo:paragraph-rsid="006c22c3" style:font-name-asian="Times New Roman" style:font-size-asian="12pt" style:font-name-complex="Times New Roman" style:font-size-complex="12pt" style:language-complex="ar" style:country-complex="SA"/>
    </style:style>
    <style:style style:name="P7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e8bbb" officeooo:paragraph-rsid="006e8bbb" style:font-name-asian="Times New Roman" style:font-size-asian="12pt" style:font-name-complex="Times New Roman" style:font-size-complex="12pt" style:language-complex="ar" style:country-complex="SA"/>
    </style:style>
    <style:style style:name="P7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01ab2" officeooo:paragraph-rsid="00701ab2" style:font-name-asian="Times New Roman" style:font-size-asian="12pt" style:font-name-complex="Times New Roman" style:font-size-complex="12pt" style:language-complex="ar" style:country-complex="SA"/>
    </style:style>
    <style:style style:name="P7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1ae8b" officeooo:paragraph-rsid="0071ae8b" style:font-name-asian="Times New Roman" style:font-size-asian="12pt" style:font-name-complex="Times New Roman" style:font-size-complex="12pt" style:language-complex="ar" style:country-complex="SA"/>
    </style:style>
    <style:style style:name="P7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4ac20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8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1a6c5" officeooo:paragraph-rsid="0081a6c5" style:font-name-asian="Times New Roman" style:font-size-asian="12pt" style:font-name-complex="Times New Roman" style:font-size-complex="12pt" style:language-complex="ar" style:country-complex="SA"/>
    </style:style>
    <style:style style:name="P8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2c453" officeooo:paragraph-rsid="0082c453" style:font-name-asian="Times New Roman" style:font-size-asian="12pt" style:font-name-complex="Times New Roman" style:font-size-complex="12pt" style:language-complex="ar" style:country-complex="SA"/>
    </style:style>
    <style:style style:name="P8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7641e" officeooo:paragraph-rsid="0087641e" style:font-name-asian="Times New Roman" style:font-size-asian="12pt" style:font-name-complex="Times New Roman" style:font-size-complex="12pt" style:language-complex="ar" style:country-complex="SA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7641e" officeooo:paragraph-rsid="0087641e" style:font-name-asian="Times New Roman" style:font-size-asian="12pt" style:font-name-complex="Times New Roman" style:font-size-complex="12pt" style:language-complex="ar" style:country-complex="SA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c21d2" officeooo:paragraph-rsid="008c21d2" style:font-name-asian="Times New Roman" style:font-size-asian="12pt" style:font-name-complex="Times New Roman" style:font-size-complex="12pt" style:language-complex="ar" style:country-complex="SA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c21d2" officeooo:paragraph-rsid="008c21d2" style:font-name-asian="Times New Roman" style:font-size-asian="12pt" style:font-name-complex="Times New Roman" style:font-size-complex="12pt" style:language-complex="ar" style:country-complex="SA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dbe70" officeooo:paragraph-rsid="008dbe70" style:font-name-asian="Times New Roman" style:font-size-asian="12pt" style:font-name-complex="Times New Roman" style:font-size-complex="12pt" style:language-complex="ar" style:country-complex="SA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dbe70" officeooo:paragraph-rsid="008dbe70" style:font-name-asian="Times New Roman" style:font-size-asian="12pt" style:font-name-complex="Times New Roman" style:font-size-complex="12pt" style:language-complex="ar" style:country-complex="SA"/>
    </style:style>
    <style:style style:name="P8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6c22c3" officeooo:paragraph-rsid="006c22c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6e8bbb" officeooo:paragraph-rsid="006e8bb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701ab2" officeooo:paragraph-rsid="00701a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71ae8b" officeooo:paragraph-rsid="0071ae8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4566ae" officeooo:paragraph-rsid="0074ac20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9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4566ae" officeooo:paragraph-rsid="007d06f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9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74ac20" officeooo:paragraph-rsid="0074ac20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9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9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21fbd3" officeooo:paragraph-rsid="007e383f"/>
    </style:style>
    <style:style style:name="P9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8e715f" officeooo:paragraph-rsid="008e715f"/>
    </style:style>
    <style:style style:name="P98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9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7e383f" officeooo:paragraph-rsid="007e38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en" fo:country="US" officeooo:rsid="0081a6c5"/>
    </style:style>
    <style:style style:name="T4" style:family="text">
      <style:text-properties fo:language="en" fo:country="US" officeooo:rsid="00860cfa"/>
    </style:style>
    <style:style style:name="T5" style:family="text">
      <style:text-properties fo:language="ru" fo:country="RU" officeooo:rsid="00252009"/>
    </style:style>
    <style:style style:name="T6" style:family="text">
      <style:text-properties fo:language="ru" fo:country="RU" officeooo:rsid="004762e0"/>
    </style:style>
    <style:style style:name="T7" style:family="text">
      <style:text-properties officeooo:rsid="0023e6d9"/>
    </style:style>
    <style:style style:name="T8" style:family="text">
      <style:text-properties officeooo:rsid="0025b96c"/>
    </style:style>
    <style:style style:name="T9" style:family="text">
      <style:text-properties officeooo:rsid="002ffd93"/>
    </style:style>
    <style:style style:name="T10" style:family="text">
      <style:text-properties style:font-weight-complex="bold"/>
    </style:style>
    <style:style style:name="T11" style:family="text">
      <style:text-properties officeooo:rsid="004c7663"/>
    </style:style>
    <style:style style:name="T12" style:family="text">
      <style:text-properties officeooo:rsid="0053a2ae"/>
    </style:style>
    <style:style style:name="T13" style:family="text">
      <style:text-properties officeooo:rsid="0054e480"/>
    </style:style>
    <style:style style:name="T14" style:family="text">
      <style:text-properties officeooo:rsid="005b1f80"/>
    </style:style>
    <style:style style:name="T15" style:family="text">
      <style:text-properties officeooo:rsid="005c9de3"/>
    </style:style>
    <style:style style:name="T16" style:family="text">
      <style:text-properties officeooo:rsid="005d0d05"/>
    </style:style>
    <style:style style:name="T17" style:family="text">
      <style:text-properties officeooo:rsid="005d2a12"/>
    </style:style>
    <style:style style:name="T18" style:family="text">
      <style:text-properties officeooo:rsid="0067a635"/>
    </style:style>
    <style:style style:name="T19" style:family="text">
      <style:text-properties officeooo:rsid="0068cd6a"/>
    </style:style>
    <style:style style:name="T20" style:family="text">
      <style:text-properties officeooo:rsid="00697d0a"/>
    </style:style>
    <style:style style:name="T21" style:family="text">
      <style:text-properties officeooo:rsid="006994f0"/>
    </style:style>
    <style:style style:name="T22" style:family="text">
      <style:text-properties officeooo:rsid="006c22c3"/>
    </style:style>
    <style:style style:name="T23" style:family="text">
      <style:text-properties officeooo:rsid="00701ab2"/>
    </style:style>
    <style:style style:name="T24" style:family="text">
      <style:text-properties officeooo:rsid="0074ac20"/>
    </style:style>
    <style:style style:name="T25" style:family="text">
      <style:text-properties fo:color="#000000"/>
    </style:style>
    <style:style style:name="T26" style:family="text">
      <style:text-properties fo:color="#000000" officeooo:rsid="0074ac20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color="#000000" style:font-name="Monospaced" fo:font-style="normal"/>
    </style:style>
    <style:style style:name="T29" style:family="text">
      <style:text-properties fo:color="#000000" officeooo:rsid="009120fc"/>
    </style:style>
    <style:style style:name="T30" style:family="text">
      <style:text-properties fo:color="#5c5c5c"/>
    </style:style>
    <style:style style:name="T31" style:family="text">
      <style:text-properties fo:color="#5c5c5c" officeooo:rsid="0074ac20"/>
    </style:style>
    <style:style style:name="T32" style:family="text">
      <style:text-properties fo:color="#5c5c5c" style:font-name="Monospaced" fo:font-style="normal"/>
    </style:style>
    <style:style style:name="T33" style:family="text">
      <style:text-properties fo:color="#5c5c5c" officeooo:rsid="009120fc"/>
    </style:style>
    <style:style style:name="T34" style:family="text">
      <style:text-properties fo:color="#4a55db"/>
    </style:style>
    <style:style style:name="T35" style:family="text">
      <style:text-properties fo:color="#4a55db" officeooo:rsid="0074ac20"/>
    </style:style>
    <style:style style:name="T36" style:family="text">
      <style:text-properties fo:color="#4a55db" style:font-name="Monospaced" fo:font-style="normal"/>
    </style:style>
    <style:style style:name="T37" style:family="text">
      <style:text-properties fo:color="#bc8f8f"/>
    </style:style>
    <style:style style:name="T38" style:family="text">
      <style:text-properties fo:color="#bc8f8f" officeooo:rsid="0074ac20"/>
    </style:style>
    <style:style style:name="T39" style:family="text">
      <style:text-properties fo:color="#bc8f8f" style:font-name="Monospaced" fo:font-style="normal"/>
    </style:style>
    <style:style style:name="T40" style:family="text">
      <style:text-properties fo:color="#b01813"/>
    </style:style>
    <style:style style:name="T41" style:family="text">
      <style:text-properties fo:color="#834310" fo:font-weight="bold"/>
    </style:style>
    <style:style style:name="T42" style:family="text">
      <style:text-properties fo:color="#834310" style:font-name="Monospaced" fo:font-style="normal" fo:font-weight="bold"/>
    </style:style>
    <style:style style:name="T43" style:family="text">
      <style:text-properties fo:color="#32b9b9" style:font-name="Monospaced" fo:font-style="normal"/>
    </style:style>
    <style:style style:name="T44" style:family="text">
      <style:text-properties style:font-name="Monospaced" fo:font-style="normal"/>
    </style:style>
    <style:style style:name="T45" style:family="text">
      <style:text-properties fo:color="#a020f0" style:font-name="Monospaced" fo:font-style="normal"/>
    </style:style>
    <style:style style:name="T46" style:family="text">
      <style:text-properties fo:color="#ffaa00" style:font-name="Monospaced" fo:font-style="normal"/>
    </style:style>
    <style:style style:name="T47" style:family="text">
      <style:text-properties officeooo:rsid="0077b2d2"/>
    </style:style>
    <style:style style:name="T48" style:family="text">
      <style:text-properties officeooo:rsid="007d06f4"/>
    </style:style>
    <style:style style:name="T49" style:family="text">
      <style:text-properties style:use-window-font-color="true" style:font-name="Times New Roman" fo:font-size="12pt" officeooo:rsid="0077b2d2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officeooo:rsid="007e383f"/>
    </style:style>
    <style:style style:name="T51" style:family="text">
      <style:text-properties officeooo:rsid="0081a6c5"/>
    </style:style>
    <style:style style:name="T52" style:family="text">
      <style:text-properties officeooo:rsid="0082c453"/>
    </style:style>
    <style:style style:name="T53" style:family="text">
      <style:text-properties officeooo:rsid="00840530"/>
    </style:style>
    <style:style style:name="T54" style:family="text">
      <style:text-properties officeooo:rsid="00845a2e"/>
    </style:style>
    <style:style style:name="T55" style:family="text">
      <style:text-properties officeooo:rsid="009120fc"/>
    </style:style>
    <style:style style:name="T56" style:family="text">
      <style:text-properties officeooo:rsid="0095d39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Системы искуственного интеллекта и принятия решений</text:span>»</text:p>
      <text:p text:style-name="P7">ПО ЛАБОРАТОРНОЙ РАБОТЕ №<text:span text:style-name="T6">4-5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9">доцент, к.т.н.</text:span> кафедры <text:span text:style-name="T8">ЭВМ</text:span> _____________________ <text:span text:style-name="T8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33"><text:soft-page-break/><text:span text:style-name="T10">Целью выполнения лабораторной работы является изучение а</text:span>лгоритма обратного распространения ошибки в процессе обучения нейронной сети.</text:p>
      <text:p text:style-name="P34"/>
      <text:p text:style-name="P35">Вариант 5, функция Y = X1 * X2 + X3^2. Интервалы переменных [0; 5].</text:p>
      <text:p text:style-name="P36"/>
      <text:p text:style-name="P37"><text:span text:style-name="T11">1. <text:s/>Влияние нормализаци</text:span><text:span text:style-name="T17">и</text:span></text:p>
      <text:p text:style-name="P38">Рассмотрим следующую нейронную сеть: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A"/>
        <table:table-column table:style-name="Таблица2.F"/>
        <table:table-row table:style-name="Таблица2.1">
          <table:table-cell table:style-name="Таблица2.A1" office:value-type="string">
            <text:p text:style-name="P11">Номер слоя</text:p>
          </table:table-cell>
          <table:table-cell table:style-name="Таблица2.A1" office:value-type="string">
            <text:p text:style-name="P11">Число </text:p>
            <text:p text:style-name="P11">нейронов</text:p>
          </table:table-cell>
          <table:table-cell table:style-name="Таблица2.A1" office:value-type="string">
            <text:p text:style-name="P11">Активационная функция</text:p>
          </table:table-cell>
          <table:table-cell table:style-name="Таблица2.A1" office:value-type="string">
            <text:p text:style-name="P11">Крутизна функции</text:p>
          </table:table-cell>
          <table:table-cell table:style-name="Таблица2.A1" office:value-type="string">
            <text:p text:style-name="P11">Смещение</text:p>
          </table:table-cell>
          <table:table-cell table:style-name="Таблица2.A1" office:value-type="string">
            <text:p text:style-name="P11">Вес</text:p>
          </table:table-cell>
        </table:table-row>
        <table:table-row table:style-name="Таблица2.1">
          <table:table-cell table:style-name="Таблица2.A1" office:value-type="string">
            <text:p text:style-name="P11">1й слой</text:p>
          </table:table-cell>
          <table:table-cell table:style-name="Таблица2.A1" office:value-type="string">
            <text:p text:style-name="P16">5</text:p>
          </table:table-cell>
          <table:table-cell table:style-name="Таблица2.A1" office:value-type="string">
            <text:p text:style-name="P11">сигмоид</text:p>
          </table:table-cell>
          <table:table-cell table:style-name="Таблица2.A1" office:value-type="string">
            <text:p text:style-name="P11">0,5</text:p>
          </table:table-cell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  <table:table-row table:style-name="Таблица2.1">
          <table:table-cell table:style-name="Таблица2.A1" office:value-type="string">
            <text:p text:style-name="P11">2й слой</text:p>
          </table:table-cell>
          <table:table-cell table:style-name="Таблица2.A1" office:value-type="string">
            <text:p text:style-name="P16">2</text:p>
          </table:table-cell>
          <table:table-cell table:style-name="Таблица2.A1" office:value-type="string">
            <text:p text:style-name="P11">сигмоид</text:p>
          </table:table-cell>
          <table:table-cell table:style-name="Таблица2.A1" office:value-type="string">
            <text:p text:style-name="P16">0,5</text:p>
          </table:table-cell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</table:table>
      <text:p text:style-name="P42"/>
      <text:p text:style-name="P46">Скорость обучения 0.2, циклов обучения 5000.</text:p>
      <text:p text:style-name="P46">Результаты с разными видами нормализации: </text:p>
      <text:p text:style-name="P4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>Нормализация</text:p>
          </table:table-cell>
          <table:table-cell table:style-name="Таблица3.A1" office:value-type="string">
            <text:p text:style-name="P12">Средняя ошибка</text:p>
          </table:table-cell>
        </table:table-row>
        <table:table-row table:style-name="Таблица3.1">
          <table:table-cell table:style-name="Таблица3.A1" office:value-type="string">
            <text:p text:style-name="P12">Без нормализации</text:p>
          </table:table-cell>
          <table:table-cell table:style-name="Таблица3.A1" office:value-type="string">
            <text:p text:style-name="P17">34,99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0;1]</text:span></text:p>
          </table:table-cell>
          <table:table-cell table:style-name="Таблица3.A1" office:value-type="string">
            <text:p text:style-name="P18">2,23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-0,5;0,5]</text:span></text:p>
          </table:table-cell>
          <table:table-cell table:style-name="Таблица3.A1" office:value-type="string">
            <text:p text:style-name="P19">12,23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-1;1]</text:span></text:p>
          </table:table-cell>
          <table:table-cell table:style-name="Таблица3.A1" office:value-type="string">
            <text:p text:style-name="P21">12,24</text:p>
          </table:table-cell>
        </table:table-row>
      </table:table>
      <text:p text:style-name="P47"/>
      <text:p text:style-name="P49"><text:span text:style-name="T12">Видно, что нормализация [0; 1] даёт наименьшую среднюю ошибку. </text:span><text:span text:style-name="T13">Далее исспользуется только такая.</text:span></text:p>
      <text:p text:style-name="P56"/>
      <text:p text:style-name="P57">2. Влияние метода выбора данных для обучения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">Метод</text:p>
          </table:table-cell>
          <table:table-cell table:style-name="Таблица4.A1" office:value-type="string">
            <text:p text:style-name="P13">Средняя ошибка</text:p>
          </table:table-cell>
        </table:table-row>
        <table:table-row table:style-name="Таблица4.1">
          <table:table-cell table:style-name="Таблица4.A1" office:value-type="string">
            <text:p text:style-name="P13">Случайный</text:p>
          </table:table-cell>
          <table:table-cell table:style-name="Таблица4.A1" office:value-type="string">
            <text:p text:style-name="P22">2,23</text:p>
          </table:table-cell>
        </table:table-row>
        <table:table-row table:style-name="Таблица4.1">
          <table:table-cell table:style-name="Таблица4.A1" office:value-type="string">
            <text:p text:style-name="P13">Последовательный</text:p>
          </table:table-cell>
          <table:table-cell table:style-name="Таблица4.A1" office:value-type="string">
            <text:p text:style-name="P23">2,72</text:p>
          </table:table-cell>
        </table:table-row>
      </table:table>
      <text:p text:style-name="P48"/>
      <text:p text:style-name="P50"><text:span text:style-name="T14">Видно, что при случайном выборе средняя ошибка ниже. </text:span><text:span text:style-name="T15">Далее используется только такой метод.</text:span></text:p>
      <text:p text:style-name="P58"/>
      <text:p text:style-name="P51"><text:span text:style-name="T16">3. </text:span><text:span text:style-name="T17">Оценка влияния структуры нейросети на сруднюю ошибку</text:span></text:p>
      <text:p text:style-name="P59"/>
      <text:p text:style-name="P59">3.1. Нейросеть 1</text:p>
      <text:p text:style-name="P59">Структура сети: 3 - 5 - 2 - 1</text:p>
      <text:p text:style-name="P59">Число входов: 3</text:p>
      <text:p text:style-name="P59">Число выходов: 1</text:p>
      <text:p text:style-name="P59">Слой------Сигмоида----------Крутизна---Смещение---Момент----Вес</text:p>
      <text:p text:style-name="P59">--1-------сигмоид--------------0,5-------1,0-------0--------1,0</text:p>
      <text:p text:style-name="P59">--2-------сигмоид--------------0,5-------1,0-------0--------1,0</text:p>
      <text:p text:style-name="P59">--выход---сигмоид--------------0,5-------1,0-------0--------1,0</text:p>
      <text:p text:style-name="P59">Скорость обучения: 0,2</text:p>
      <text:p text:style-name="P59">Нормализация: [0;1] </text:p>
      <text:p text:style-name="P59">Циклов обучения: 5000</text:p>
      <text:p text:style-name="P59">Максимальная ошибка: 14.91185800</text:p>
      <text:p text:style-name="P59">Минимальная ошибка: 0.00051500</text:p>
      <text:p text:style-name="P59">Средняя ошибка: 2.72205836</text:p>
      <text:p text:style-name="P59">Среднеквадратичная ошибка: 9194.33091658</text:p>
      <text:p text:style-name="P48"/>
      <text:p text:style-name="P60">3.2 Нейросеть 2</text:p>
      <text:p text:style-name="P61">Структура сети: 3 - 10 - 1</text:p>
      <text:p text:style-name="P61">Число входов: 3</text:p>
      <text:p text:style-name="P61">Число выходов: 1</text:p>
      <text:p text:style-name="P61"><text:soft-page-break/>Слой------Сигмоида----------Крутизна---Смещение---Момент----Вес</text:p>
      <text:p text:style-name="P61">--1-------гиперб. тангенс------0,6-------0,3-------0--------1,2</text:p>
      <text:p text:style-name="P61">--выход---сигмоид--------------0,5-------1,0-------0--------1,0</text:p>
      <text:p text:style-name="P61">Скорость обучения: 0,2</text:p>
      <text:p text:style-name="P61">Нормализация: [0;1]</text:p>
      <text:p text:style-name="P61">Циклов обучения: 5000</text:p>
      <text:p text:style-name="P61">Максимальная ошибка: 12.42181200</text:p>
      <text:p text:style-name="P61">Минимальная ошибка: 0.00276600</text:p>
      <text:p text:style-name="P61">Средняя ошибка: 2.18356589</text:p>
      <text:p text:style-name="P61">Среднеквадратичная ошибка: 5525.12743473</text:p>
      <text:p text:style-name="P48"/>
      <text:p text:style-name="P62">3.3 Нейросеть 3</text:p>
      <text:p text:style-name="P62">Структура сети: 3 - 10 - 2 - 7 - 1</text:p>
      <text:p text:style-name="P62">Число входов: 3</text:p>
      <text:p text:style-name="P62">Число выходов: 1</text:p>
      <text:p text:style-name="P62">Слой------Сигмоида----------Крутизна---Смещение---Момент----Вес</text:p>
      <text:p text:style-name="P62">--1-------рац. сигмоид---------***-------1,0-------0--------1,0</text:p>
      <text:p text:style-name="P62">--2-------рац. сигмоид---------***-------1,0-------0--------1,2</text:p>
      <text:p text:style-name="P62">--3-------рац. сигмоид---------***-------1,0-------0--------1,0</text:p>
      <text:p text:style-name="P62">--выход---сигмоид--------------0,5-------1,0-------0--------1,0</text:p>
      <text:p text:style-name="P62">Скорость обучения: 0,2</text:p>
      <text:p text:style-name="P62">Нормализация: [0;1]</text:p>
      <text:p text:style-name="P62">Циклов обучения: 5000</text:p>
      <text:p text:style-name="P62">Максимальная ошибка: 6.01724200</text:p>
      <text:p text:style-name="P62">Минимальная ошибка: 0.00235000</text:p>
      <text:p text:style-name="P62">Средняя ошибка: 1.27196359</text:p>
      <text:p text:style-name="P62">Среднеквадратичная ошибка: 1664.15988027</text:p>
      <text:p text:style-name="P62"/>
      <text:p text:style-name="P64">3.4 Нейросеть 4</text:p>
      <text:p text:style-name="P64">Структура сети: 3 - 4 - 1</text:p>
      <text:p text:style-name="P64">Число входов: 3</text:p>
      <text:p text:style-name="P64">Число выходов: 1</text:p>
      <text:p text:style-name="P64">Слой------Сигмоида----------Крутизна---Смещение---Момент----Вес</text:p>
      <text:p text:style-name="P64">--1-------сигмоид--------------0,2-------0,1-------0--------2</text:p>
      <text:p text:style-name="P64">--выход---сигмоид--------------1,0-------2-------0--------3</text:p>
      <text:p text:style-name="P64">Скорость обучения: 0,2</text:p>
      <text:p text:style-name="P64">Нормализация: [0;1]</text:p>
      <text:p text:style-name="P64">Циклов обучения: 5000</text:p>
      <text:p text:style-name="P64">Максимальная ошибка: 14.43097500</text:p>
      <text:p text:style-name="P64">Минимальная ошибка: 0.00068600</text:p>
      <text:p text:style-name="P64">Средняя ошибка: 2.52156086</text:p>
      <text:p text:style-name="P64">Среднеквадратичная ошибка: 7950.58497531</text:p>
      <text:p text:style-name="P62"/>
      <text:p text:style-name="P65">3.5 Нейросеть 5</text:p>
      <text:p text:style-name="P66">Структура сети: 3 - 7 - 5 - 1</text:p>
      <text:p text:style-name="P66">Число входов: 3</text:p>
      <text:p text:style-name="P66">Число выходов: 1</text:p>
      <text:p text:style-name="P66">Слой------Сигмоида----------Крутизна---Смещение---Момент----Вес</text:p>
      <text:p text:style-name="P66">--1-------рац. сигмоид---------***-------1,0-------0--------1,0</text:p>
      <text:p text:style-name="P66">--2-------сигмоид--------------0,5-------1,0-------0--------1,0</text:p>
      <text:p text:style-name="P66">--выход---сигмоид--------------0,5-------1,0-------0--------1,0</text:p>
      <text:p text:style-name="P66">Скорость обучения: 0,32</text:p>
      <text:p text:style-name="P66">Нормализация: [0;1]</text:p>
      <text:p text:style-name="P66">Циклов обучения: 5000</text:p>
      <text:p text:style-name="P66">Максимальная ошибка: 6.55621500</text:p>
      <text:p text:style-name="P66">Минимальная ошибка: 0.00184800</text:p>
      <text:p text:style-name="P66"><text:soft-page-break/>Средняя ошибка: 1.34539893</text:p>
      <text:p text:style-name="P66">Среднеквадратичная ошибка: 1868.01426631</text:p>
      <text:p text:style-name="P62"/>
      <text:p text:style-name="P66">3.6 Нейросеть 6</text:p>
      <text:p text:style-name="P67">Структура сети: 3 - 6 - 4 - 1</text:p>
      <text:p text:style-name="P67">Число входов: 3</text:p>
      <text:p text:style-name="P67">Число выходов: 1</text:p>
      <text:p text:style-name="P67">Слой------Сигмоида----------Крутизна---Смещение---Момент----Вес</text:p>
      <text:p text:style-name="P67">--1-------рац. сигмоид---------***-------1,0-------0--------1,0</text:p>
      <text:p text:style-name="P67">--2-------рац. сигмоид---------***-------2-------0--------1,0</text:p>
      <text:p text:style-name="P67">--выход---сигмоид--------------0,5-------1,0-------0--------1,0</text:p>
      <text:p text:style-name="P67">Скорость обучения: 0,32</text:p>
      <text:p text:style-name="P67">Нормализация: [0;1]</text:p>
      <text:p text:style-name="P67">Циклов обучения: 5000</text:p>
      <text:p text:style-name="P67">Максимальная ошибка: 5.64148700</text:p>
      <text:p text:style-name="P67">Минимальная ошибка: 0.00033300</text:p>
      <text:p text:style-name="P67">Средняя ошибка: 1.22548452</text:p>
      <text:p text:style-name="P67">Среднеквадратичная ошибка: 1550.99707022</text:p>
      <text:p text:style-name="P62"/>
      <text:p text:style-name="P62"/>
      <text:p text:style-name="P68">Наилучшей оказалась нейросеть 6, показавшая наименьшую среднюю ошибку.</text:p>
      <text:p text:style-name="P68">Наилучшей активационной функицией оказался рациональный сигмоид.</text:p>
      <text:p text:style-name="P68">Сети с большим количеством слоёв (4 и больше) в среднем отработали хуже, чем грамотно подобранные сети меньших размерностей. </text:p>
      <text:p text:style-name="P69">Далее рассматривается сеть с конфигурацией как у нейросети 6.</text:p>
      <text:p text:style-name="P68"/>
      <text:p text:style-name="P52"><text:span text:style-name="T18">4. Влияние </text:span><text:span text:style-name="T19">парамеров крутизны.</text:span></text:p>
      <text:p text:style-name="P7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4">Параметр крутизны выходного слоя</text:p>
          </table:table-cell>
          <table:table-cell table:style-name="Таблица6.A1" office:value-type="string">
            <text:p text:style-name="P14">Средняя ошибка</text:p>
          </table:table-cell>
        </table:table-row>
        <table:table-row table:style-name="Таблица6.1">
          <table:table-cell table:style-name="Таблица6.A1" office:value-type="string">
            <text:p text:style-name="P14">0,1</text:p>
          </table:table-cell>
          <table:table-cell table:style-name="Таблица6.A1" office:value-type="string">
            <text:p text:style-name="P24">1.26</text:p>
          </table:table-cell>
        </table:table-row>
        <table:table-row table:style-name="Таблица6.1">
          <table:table-cell table:style-name="Таблица6.A1" office:value-type="string">
            <text:p text:style-name="P14">0,<text:span text:style-name="T20">5</text:span></text:p>
          </table:table-cell>
          <table:table-cell table:style-name="Таблица6.A1" office:value-type="string">
            <text:p text:style-name="P14">1,<text:span text:style-name="T20">21</text:span></text:p>
          </table:table-cell>
        </table:table-row>
        <table:table-row table:style-name="Таблица6.1">
          <table:table-cell table:style-name="Таблица6.A1" office:value-type="string">
            <text:p text:style-name="P14">0,<text:span text:style-name="T20">9</text:span></text:p>
          </table:table-cell>
          <table:table-cell table:style-name="Таблица6.A1" office:value-type="string">
            <text:p text:style-name="P24">1,36</text:p>
          </table:table-cell>
        </table:table-row>
      </table:table>
      <text:p text:style-name="P63"/>
      <text:p text:style-name="P71">Слишком большой и слишком маленький параметр крутизны, как видно, плохо влияет на качество обучения, при бём большой влияет хуже.</text:p>
      <text:p text:style-name="P71"/>
      <text:p text:style-name="P71">5. Влияние скорости обучения</text:p>
      <text:p text:style-name="P71"/>
      <text:p text:style-name="P7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Скорость обучения</text:p>
          </table:table-cell>
          <table:table-cell table:style-name="Таблица1.A1" office:value-type="string">
            <text:p text:style-name="P14">Средняя ошибка</text:p>
          </table:table-cell>
        </table:table-row>
        <table:table-row table:style-name="Таблица1.1">
          <table:table-cell table:style-name="Таблица1.A1" office:value-type="string">
            <text:p text:style-name="P14">0,1</text:p>
          </table:table-cell>
          <table:table-cell table:style-name="Таблица1.A1" office:value-type="string">
            <text:p text:style-name="P24">1.50</text:p>
          </table:table-cell>
        </table:table-row>
        <table:table-row table:style-name="Таблица1.1">
          <table:table-cell table:style-name="Таблица1.A1" office:value-type="string">
            <text:p text:style-name="P14">0,<text:span text:style-name="T21">3</text:span></text:p>
          </table:table-cell>
          <table:table-cell table:style-name="Таблица1.A1" office:value-type="string">
            <text:p text:style-name="P14">1,<text:span text:style-name="T20">21</text:span></text:p>
          </table:table-cell>
        </table:table-row>
        <table:table-row table:style-name="Таблица1.1">
          <table:table-cell table:style-name="Таблица1.A1" office:value-type="string">
            <text:p text:style-name="P14">0,<text:span text:style-name="T21">5</text:span></text:p>
          </table:table-cell>
          <table:table-cell table:style-name="Таблица1.A1" office:value-type="string">
            <text:p text:style-name="P14"><text:span text:style-name="T20">1,</text:span><text:span text:style-name="T21">78</text:span></text:p>
          </table:table-cell>
        </table:table-row>
      </table:table>
      <text:p text:style-name="P71"/>
      <text:p text:style-name="P80"/>
      <text:p text:style-name="P80"/>
      <text:p text:style-name="P80">6.Влияние момента</text:p>
      <text:p text:style-name="P7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5">Момент</text:p>
          </table:table-cell>
          <table:table-cell table:style-name="Таблица7.A1" office:value-type="string">
            <text:p text:style-name="P15">Средняя ошибка</text:p>
          </table:table-cell>
        </table:table-row>
        <table:table-row table:style-name="Таблица7.1">
          <table:table-cell table:style-name="Таблица7.A1" office:value-type="string">
            <text:p text:style-name="P25">0</text:p>
          </table:table-cell>
          <table:table-cell table:style-name="Таблица7.A1" office:value-type="string">
            <text:p text:style-name="P25">1,21</text:p>
          </table:table-cell>
        </table:table-row>
        <table:table-row table:style-name="Таблица7.1">
          <table:table-cell table:style-name="Таблица7.A1" office:value-type="string">
            <text:p text:style-name="P25">0,2</text:p>
          </table:table-cell>
          <table:table-cell table:style-name="Таблица7.A1" office:value-type="string">
            <text:p text:style-name="P26">2,98</text:p>
          </table:table-cell>
        </table:table-row>
        <table:table-row table:style-name="Таблица7.1">
          <table:table-cell table:style-name="Таблица7.A1" office:value-type="string">
            <text:p text:style-name="P27">0,4</text:p>
          </table:table-cell>
          <table:table-cell table:style-name="Таблица7.A1" office:value-type="string">
            <text:p text:style-name="P20"><text:span text:style-name="T52">34</text:span><text:span text:style-name="T54">,</text:span><text:span text:style-name="T53">52</text:span></text:p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0,</text:span><text:span text:style-name="T4">1</text:span></text:p>
          </table:table-cell>
          <table:table-cell table:style-name="Таблица7.A1" office:value-type="string">
            <text:p text:style-name="P28">1,34</text:p>
          </table:table-cell>
        </table:table-row>
      </table:table>
      <text:p text:style-name="P72"/>
      <text:p text:style-name="P81">Видно, что большой момент негативно влияет на качество обучения.</text:p>
      <text:p text:style-name="P81"/>
      <text:p text:style-name="P74"><text:soft-page-break/><text:span text:style-name="T51">7</text:span>. Результат расчётов при выполнении одного прохода вперёд и назад в пошаговом режиме</text:p>
      <text:p text:style-name="P74"/>
      <text:p text:style-name="P88">Начальные значения весов синапсов</text:p>
      <text:p text:style-name="P75"/>
      <text:p text:style-name="P75">Нейрон[1][1]</text:p>
      <text:p text:style-name="P53"><text:span text:style-name="T22">w[1, 1, 1] = </text:span><text:bookmark-start text:name="__DdeLink__14832_166324679"/><text:span text:style-name="T22">-0,582</text:span><text:bookmark-end text:name="__DdeLink__14832_166324679"/></text:p>
      <text:p text:style-name="P53"><text:span text:style-name="T22">w[1, 1, 2] = </text:span><text:bookmark-start text:name="__DdeLink__14834_166324679"/><text:span text:style-name="T22">0,036</text:span><text:bookmark-end text:name="__DdeLink__14834_166324679"/></text:p>
      <text:p text:style-name="P53"><text:span text:style-name="T22">w[1, 1, 3] = </text:span><text:bookmark-start text:name="__DdeLink__14836_166324679"/><text:span text:style-name="T22">0,3</text:span><text:bookmark-end text:name="__DdeLink__14836_166324679"/></text:p>
      <text:p text:style-name="P75">Вес смещения: </text:p>
      <text:p text:style-name="P75">w[1, 1, 4] = 1</text:p>
      <text:p text:style-name="P75"/>
      <text:p text:style-name="P75">Нейрон[1][2]</text:p>
      <text:p text:style-name="P75">w[1, 2, 1] = -0,44</text:p>
      <text:p text:style-name="P53"><text:span text:style-name="T22">w[1, 2, 2] = </text:span><text:bookmark-start text:name="__DdeLink__14840_166324679"/><text:span text:style-name="T22">-0,956</text:span><text:bookmark-end text:name="__DdeLink__14840_166324679"/></text:p>
      <text:p text:style-name="P53"><text:span text:style-name="T22">w[1, 2, 3] = </text:span><text:bookmark-start text:name="__DdeLink__14842_166324679"/><text:span text:style-name="T22">-0,476</text:span><text:bookmark-end text:name="__DdeLink__14842_166324679"/></text:p>
      <text:p text:style-name="P75">Вес смещения: </text:p>
      <text:p text:style-name="P75">w[1, 2, 4] = 1</text:p>
      <text:p text:style-name="P75"/>
      <text:p text:style-name="P75">Нейрон[1][3]</text:p>
      <text:p text:style-name="P53"><text:span text:style-name="T22">w[1, 3, 1] = </text:span><text:bookmark-start text:name="__DdeLink__14862_166324679"/><text:span text:style-name="T22">-0,736</text:span><text:bookmark-end text:name="__DdeLink__14862_166324679"/></text:p>
      <text:p text:style-name="P53"><text:span text:style-name="T22">w[1, 3, 2] = </text:span><text:bookmark-start text:name="__DdeLink__14864_166324679"/><text:span text:style-name="T22">0,2</text:span><text:bookmark-end text:name="__DdeLink__14864_166324679"/></text:p>
      <text:p text:style-name="P53"><text:span text:style-name="T22">w[1, 3, 3] = </text:span><text:bookmark-start text:name="__DdeLink__14866_166324679"/><text:span text:style-name="T22">-0,208</text:span><text:bookmark-end text:name="__DdeLink__14866_166324679"/></text:p>
      <text:p text:style-name="P75">Вес смещения: </text:p>
      <text:p text:style-name="P75">w[1, 3, 4] = 1</text:p>
      <text:p text:style-name="P75"/>
      <text:p text:style-name="P75">Нейрон[1][4]</text:p>
      <text:p text:style-name="P53"><text:span text:style-name="T22">w[1, 4, 1] = </text:span><text:bookmark-start text:name="__DdeLink__14844_166324679"/><text:span text:style-name="T22">-0,878</text:span><text:bookmark-end text:name="__DdeLink__14844_166324679"/></text:p>
      <text:p text:style-name="P53"><text:span text:style-name="T22">w[1, 4, 2] = </text:span><text:bookmark-start text:name="__DdeLink__14846_166324679"/><text:span text:style-name="T22">-0,13</text:span><text:bookmark-end text:name="__DdeLink__14846_166324679"/></text:p>
      <text:p text:style-name="P53"><text:span text:style-name="T22">w[1, 4, 3] = </text:span><text:bookmark-start text:name="__DdeLink__14848_166324679"/><text:span text:style-name="T22">0,382</text:span><text:bookmark-end text:name="__DdeLink__14848_166324679"/></text:p>
      <text:p text:style-name="P75">Вес смещения: </text:p>
      <text:p text:style-name="P75">w[1, 4, 4] = 1</text:p>
      <text:p text:style-name="P75"/>
      <text:p text:style-name="P75">Нейрон[1][5]</text:p>
      <text:p text:style-name="P53"><text:span text:style-name="T22">w[1, 5, 1] = </text:span><text:bookmark-start text:name="__DdeLink__14850_166324679"/><text:span text:style-name="T22">0,856</text:span><text:bookmark-end text:name="__DdeLink__14850_166324679"/></text:p>
      <text:p text:style-name="P53"><text:span text:style-name="T22">w[1, 5, 2] = </text:span><text:bookmark-start text:name="__DdeLink__14852_166324679"/><text:span text:style-name="T22">0,876</text:span><text:bookmark-end text:name="__DdeLink__14852_166324679"/></text:p>
      <text:p text:style-name="P53"><text:span text:style-name="T22">w[1, 5, 3] = </text:span><text:bookmark-start text:name="__DdeLink__14854_166324679"/><text:span text:style-name="T22">-0,556</text:span><text:bookmark-end text:name="__DdeLink__14854_166324679"/></text:p>
      <text:p text:style-name="P75">Вес смещения: </text:p>
      <text:p text:style-name="P75">w[1, 5, 4] = 1</text:p>
      <text:p text:style-name="P75"/>
      <text:p text:style-name="P75">Нейрон[1][6]</text:p>
      <text:p text:style-name="P53"><text:span text:style-name="T22">w[1, 6, 1] = </text:span><text:bookmark-start text:name="__DdeLink__14856_166324679"/><text:span text:style-name="T22">-0,172</text:span><text:bookmark-end text:name="__DdeLink__14856_166324679"/></text:p>
      <text:p text:style-name="P53"><text:span text:style-name="T22">w[1, 6, 2] = </text:span><text:bookmark-start text:name="__DdeLink__14858_166324679"/><text:span text:style-name="T22">-0,292</text:span><text:bookmark-end text:name="__DdeLink__14858_166324679"/></text:p>
      <text:p text:style-name="P53"><text:span text:style-name="T22">w[1, 6, 3] = </text:span><text:bookmark-start text:name="__DdeLink__14860_166324679"/><text:span text:style-name="T22">-0,882</text:span><text:bookmark-end text:name="__DdeLink__14860_166324679"/></text:p>
      <text:p text:style-name="P75">Вес смещения: </text:p>
      <text:p text:style-name="P75">w[1, 6, 4] = 1</text:p>
      <text:p text:style-name="P75"/>
      <text:p text:style-name="P75">Нейрон[2][1]</text:p>
      <text:p text:style-name="P53"><text:span text:style-name="T22">w[2, 1, 1] = </text:span><text:bookmark-start text:name="__DdeLink__14868_166324679"/><text:span text:style-name="T22">-0,176</text:span><text:bookmark-end text:name="__DdeLink__14868_166324679"/></text:p>
      <text:p text:style-name="P53"><text:span text:style-name="T22">w[2, 1, 2] = </text:span><text:bookmark-start text:name="__DdeLink__14870_166324679"/><text:span text:style-name="T22">0,164</text:span><text:bookmark-end text:name="__DdeLink__14870_166324679"/></text:p>
      <text:p text:style-name="P53"><text:span text:style-name="T22">w[2, 1, 3] = </text:span><text:bookmark-start text:name="__DdeLink__14872_166324679"/><text:span text:style-name="T22">-0,672</text:span><text:bookmark-end text:name="__DdeLink__14872_166324679"/></text:p>
      <text:p text:style-name="P53"><text:span text:style-name="T22">w[2, 1, 4] = </text:span><text:bookmark-start text:name="__DdeLink__14874_166324679"/><text:span text:style-name="T22">-0,918</text:span><text:bookmark-end text:name="__DdeLink__14874_166324679"/></text:p>
      <text:p text:style-name="P53"><text:span text:style-name="T22">w[2, 1, 5] = </text:span><text:bookmark-start text:name="__DdeLink__14876_166324679"/><text:span text:style-name="T22">0,15</text:span><text:bookmark-end text:name="__DdeLink__14876_166324679"/></text:p>
      <text:p text:style-name="P53"><text:span text:style-name="T22">w[2, 1, 6] = </text:span><text:bookmark-start text:name="__DdeLink__14878_166324679"/><text:span text:style-name="T22">-0,462</text:span><text:bookmark-end text:name="__DdeLink__14878_166324679"/></text:p>
      <text:p text:style-name="P75">Вес смещения: </text:p>
      <text:p text:style-name="P75">w[2, 1, 7] = 1</text:p>
      <text:p text:style-name="P75"/>
      <text:p text:style-name="P75"><text:soft-page-break/>Нейрон[2][2]</text:p>
      <text:p text:style-name="P53"><text:span text:style-name="T22">w[2, 2, 1] = </text:span><text:bookmark-start text:name="__DdeLink__14880_166324679"/><text:span text:style-name="T22">0,272</text:span><text:bookmark-end text:name="__DdeLink__14880_166324679"/></text:p>
      <text:p text:style-name="P53"><text:span text:style-name="T22">w[2, 2, 2] = </text:span><text:bookmark-start text:name="__DdeLink__14882_166324679"/><text:span text:style-name="T22">-0,996</text:span><text:bookmark-end text:name="__DdeLink__14882_166324679"/></text:p>
      <text:p text:style-name="P53"><text:span text:style-name="T22">w[2, 2, 3] = </text:span><text:bookmark-start text:name="__DdeLink__14884_166324679"/><text:span text:style-name="T22">0,578</text:span><text:bookmark-end text:name="__DdeLink__14884_166324679"/></text:p>
      <text:p text:style-name="P53"><text:span text:style-name="T22">w[2, 2, 4] = </text:span><text:bookmark-start text:name="__DdeLink__14886_166324679"/><text:span text:style-name="T22">0,138</text:span><text:bookmark-end text:name="__DdeLink__14886_166324679"/></text:p>
      <text:p text:style-name="P53"><text:span text:style-name="T22">w[2, 2, 5] = </text:span><text:bookmark-start text:name="__DdeLink__14888_166324679"/><text:span text:style-name="T22">-0,912</text:span><text:bookmark-end text:name="__DdeLink__14888_166324679"/></text:p>
      <text:p text:style-name="P53"><text:span text:style-name="T22">w[2, 2, 6] = </text:span><text:bookmark-start text:name="__DdeLink__14890_166324679"/><text:span text:style-name="T22">-0,686</text:span><text:bookmark-end text:name="__DdeLink__14890_166324679"/></text:p>
      <text:p text:style-name="P75">Вес смещения: </text:p>
      <text:p text:style-name="P75">w[2, 2, 7] = 1</text:p>
      <text:p text:style-name="P75"/>
      <text:p text:style-name="P75">Нейрон[2][3]</text:p>
      <text:p text:style-name="P53"><text:span text:style-name="T22">w[2, 3, 1] = </text:span><text:bookmark-start text:name="__DdeLink__14892_166324679"/><text:span text:style-name="T22">0,222</text:span><text:bookmark-end text:name="__DdeLink__14892_166324679"/></text:p>
      <text:p text:style-name="P53"><text:span text:style-name="T22">w[2, 3, 2] = </text:span><text:bookmark-start text:name="__DdeLink__14894_166324679"/><text:span text:style-name="T22">0,32</text:span><text:bookmark-end text:name="__DdeLink__14894_166324679"/></text:p>
      <text:p text:style-name="P53"><text:span text:style-name="T22">w[2, 3, 3] = </text:span><text:bookmark-start text:name="__DdeLink__14903_166324679"/><text:span text:style-name="T22">-0,26</text:span><text:bookmark-end text:name="__DdeLink__14903_166324679"/></text:p>
      <text:p text:style-name="P53"><text:span text:style-name="T22">w[2, 3, 4] = </text:span><text:bookmark-start text:name="__DdeLink__14896_166324679"/><text:span text:style-name="T22">0,092</text:span><text:bookmark-end text:name="__DdeLink__14896_166324679"/></text:p>
      <text:p text:style-name="P53"><text:span text:style-name="T22">w[2, 3, 5] = </text:span><text:bookmark-start text:name="__DdeLink__14898_166324679"/><text:span text:style-name="T22">0,154</text:span><text:bookmark-end text:name="__DdeLink__14898_166324679"/></text:p>
      <text:p text:style-name="P53"><text:span text:style-name="T22">w[2, 3, 6] = </text:span><text:bookmark-start text:name="__DdeLink__14900_166324679"/><text:span text:style-name="T22">0,362</text:span><text:bookmark-end text:name="__DdeLink__14900_166324679"/></text:p>
      <text:p text:style-name="P75">Вес смещения: </text:p>
      <text:p text:style-name="P75">w[2, 3, 7] = 1</text:p>
      <text:p text:style-name="P75"/>
      <text:p text:style-name="P75">Нейрон[2][4]</text:p>
      <text:p text:style-name="P53"><text:span text:style-name="T22">w[2, 4, 1] = </text:span><text:bookmark-start text:name="__DdeLink__14905_166324679"/><text:span text:style-name="T22">0,1</text:span><text:bookmark-end text:name="__DdeLink__14905_166324679"/></text:p>
      <text:p text:style-name="P53"><text:span text:style-name="T22">w[2, 4, 2] = </text:span><text:bookmark-start text:name="__DdeLink__14907_166324679"/><text:span text:style-name="T22">-0,148</text:span><text:bookmark-end text:name="__DdeLink__14907_166324679"/></text:p>
      <text:p text:style-name="P53"><text:span text:style-name="T22">w[2, 4, 3] = </text:span><text:bookmark-start text:name="__DdeLink__14909_166324679"/><text:span text:style-name="T22">-0,56</text:span><text:bookmark-end text:name="__DdeLink__14909_166324679"/></text:p>
      <text:p text:style-name="P53"><text:span text:style-name="T22">w[2, 4, 4] = </text:span><text:bookmark-start text:name="__DdeLink__14911_166324679"/><text:span text:style-name="T22">0,86</text:span><text:bookmark-end text:name="__DdeLink__14911_166324679"/></text:p>
      <text:p text:style-name="P53"><text:span text:style-name="T22">w[2, 4, 5] = </text:span><text:bookmark-start text:name="__DdeLink__14913_166324679"/><text:span text:style-name="T22">-0,228</text:span><text:bookmark-end text:name="__DdeLink__14913_166324679"/></text:p>
      <text:p text:style-name="P53"><text:span text:style-name="T22">w[2, 4, 6] = </text:span><text:bookmark-start text:name="__DdeLink__14915_166324679"/><text:span text:style-name="T22">0,442</text:span><text:bookmark-end text:name="__DdeLink__14915_166324679"/></text:p>
      <text:p text:style-name="P75">Вес смещения: </text:p>
      <text:p text:style-name="P75">w[2, 4, 7] = 1</text:p>
      <text:p text:style-name="P75"/>
      <text:p text:style-name="P75">Нейрон[3][1]</text:p>
      <text:p text:style-name="P53"><text:span text:style-name="T22">w[3, 1, 1] = </text:span><text:bookmark-start text:name="__DdeLink__14917_166324679"/><text:span text:style-name="T22">-0,82</text:span><text:bookmark-end text:name="__DdeLink__14917_166324679"/></text:p>
      <text:p text:style-name="P53"><text:span text:style-name="T22">w[3, 1, 2] = </text:span><text:bookmark-start text:name="__DdeLink__14919_166324679"/><text:span text:style-name="T22">0,24</text:span><text:bookmark-end text:name="__DdeLink__14919_166324679"/></text:p>
      <text:p text:style-name="P53"><text:span text:style-name="T22">w[3, 1, 3] = </text:span><text:bookmark-start text:name="__DdeLink__14921_166324679"/><text:span text:style-name="T22">-0,87</text:span><text:bookmark-end text:name="__DdeLink__14921_166324679"/></text:p>
      <text:p text:style-name="P53"><text:span text:style-name="T22">w[3, 1, 4] = </text:span><text:bookmark-start text:name="__DdeLink__14923_166324679"/><text:span text:style-name="T22">-0,356</text:span><text:bookmark-end text:name="__DdeLink__14923_166324679"/></text:p>
      <text:p text:style-name="P75">Вес смещения: </text:p>
      <text:p text:style-name="P75">w[3, 1, 5] = 1</text:p>
      <text:p text:style-name="P75"/>
      <text:p text:style-name="P75"/>
      <text:p text:style-name="P88">Выбран обучающий пример</text:p>
      <text:p text:style-name="P75">x1 = 0,09</text:p>
      <text:p text:style-name="P75">x2 = 0</text:p>
      <text:p text:style-name="P75">x3 = 0,05</text:p>
      <text:p text:style-name="P75">y = 0,125</text:p>
      <text:p text:style-name="P75"/>
      <text:p text:style-name="P89">Прямая волна</text:p>
      <text:p text:style-name="P76"/>
      <text:p text:style-name="P76">Нейрон[1][1]</text:p>
      <text:p text:style-name="P76">Взвешенная сумма = 0,96262</text:p>
      <text:p text:style-name="P76">Аксон = 0,723646066</text:p>
      <text:p text:style-name="P76"/>
      <text:p text:style-name="P76">Нейрон[1][2]</text:p>
      <text:p text:style-name="P76">Взвешенная сумма = 0,9366</text:p>
      <text:p text:style-name="P76">Аксон = 0,7184123619</text:p>
      <text:p text:style-name="P76"/>
      <text:p text:style-name="P76">Нейрон[1][3]</text:p>
      <text:p text:style-name="P76"><text:soft-page-break/>Взвешенная сумма = 0,92336</text:p>
      <text:p text:style-name="P76">Аксон = 0,7157262339</text:p>
      <text:p text:style-name="P76"/>
      <text:p text:style-name="P76">Нейрон[1][4]</text:p>
      <text:p text:style-name="P76">Взвешенная сумма = 0,94008</text:p>
      <text:p text:style-name="P76">Аксон = 0,7191158168</text:p>
      <text:p text:style-name="P76"/>
      <text:p text:style-name="P76">Нейрон[1][5]</text:p>
      <text:p text:style-name="P76">Взвешенная сумма = 1,04924</text:p>
      <text:p text:style-name="P76">Аксон = 0,7406289316</text:p>
      <text:p text:style-name="P76"/>
      <text:p text:style-name="P76">Нейрон[1][6]</text:p>
      <text:p text:style-name="P76">Взвешенная сумма = 0,94042</text:p>
      <text:p text:style-name="P76">Аксон = 0,7191844877</text:p>
      <text:p text:style-name="P76"/>
      <text:p text:style-name="P76">Нейрон[2][1]</text:p>
      <text:p text:style-name="P76">Взвешенная сумма = 0,6281726772</text:p>
      <text:p text:style-name="P76">Аксон = 0,6520750069</text:p>
      <text:p text:style-name="P76"/>
      <text:p text:style-name="P76">Нейрон[2][2]</text:p>
      <text:p text:style-name="P76">Взвешенная сумма = 0,8254066192</text:p>
      <text:p text:style-name="P76">Аксон = 0,6953828085</text:p>
      <text:p text:style-name="P76"/>
      <text:p text:style-name="P76">Нейрон[2][3]</text:p>
      <text:p text:style-name="P76">Взвешенная сумма = 2,645012857</text:p>
      <text:p text:style-name="P76">Аксон = 0,9337029445</text:p>
      <text:p text:style-name="P76"/>
      <text:p text:style-name="P76">Нейрон[2][4]</text:p>
      <text:p text:style-name="P76">Взвешенная сумма = 2,332688636</text:p>
      <text:p text:style-name="P76">Аксон = 0,9115483559</text:p>
      <text:p text:style-name="P76"/>
      <text:p text:style-name="P76">Нейрон[3][1]</text:p>
      <text:p text:style-name="P76">Взвешенная сумма = -0,5046424081</text:p>
      <text:p text:style-name="P76">Аксон = 0,4372522544</text:p>
      <text:p text:style-name="P76"/>
      <text:p text:style-name="P89">Обратная волна </text:p>
      <text:p text:style-name="P76"/>
      <text:p text:style-name="P77">Подсчет локальной ошибки нейронов на выходе нейронной сети...</text:p>
      <text:p text:style-name="P77">Желаемый сигнал на выходе:</text:p>
      <text:p text:style-name="P77">0,125</text:p>
      <text:p text:style-name="P77">Прогнозируемый сигнал на выходе нейронной сети:</text:p>
      <text:p text:style-name="P77">0,4372522544</text:p>
      <text:p text:style-name="P77"/>
      <text:p text:style-name="P77">Нейрон[3][1]</text:p>
      <text:p text:style-name="P54"><text:span text:style-name="T23">Локальная ошибка = </text:span><text:bookmark-start text:name="__DdeLink__14925_166324679"/><text:span text:style-name="T23">0,03841681959</text:span><text:bookmark-end text:name="__DdeLink__14925_166324679"/></text:p>
      <text:p text:style-name="P77"/>
      <text:p text:style-name="P77">Подсчет локальной ошибки нейронов в скрытых слоях нейронной сети...</text:p>
      <text:p text:style-name="P77"/>
      <text:p text:style-name="P77">Нейрон[2][1]</text:p>
      <text:p text:style-name="P77">Локальная ошибка = -0,007146912127</text:p>
      <text:p text:style-name="P77"/>
      <text:p text:style-name="P77">Нейрон[2][2]</text:p>
      <text:p text:style-name="P77">Локальная ошибка = 0,00195303942</text:p>
      <text:p text:style-name="P77"/>
      <text:p text:style-name="P77">Нейрон[2][3]</text:p>
      <text:p text:style-name="P77">Локальная ошибка = -0,002068919673</text:p>
      <text:p text:style-name="P77"><text:soft-page-break/></text:p>
      <text:p text:style-name="P77">Нейрон[2][4]</text:p>
      <text:p text:style-name="P77">Локальная ошибка = -0,00110269912</text:p>
      <text:p text:style-name="P77"/>
      <text:p text:style-name="P77">Нейрон[1][1]</text:p>
      <text:p text:style-name="P77">Локальная ошибка = 0,0002438812173</text:p>
      <text:p text:style-name="P77"/>
      <text:p text:style-name="P77">Нейрон[1][2]</text:p>
      <text:p text:style-name="P77">Локальная ошибка = -0,0007315380199</text:p>
      <text:p text:style-name="P77"/>
      <text:p text:style-name="P77">Нейрон[1][3]</text:p>
      <text:p text:style-name="P77">Локальная ошибка = 0,001441939069</text:p>
      <text:p text:style-name="P77"/>
      <text:p text:style-name="P77">Нейрон[1][4]</text:p>
      <text:p text:style-name="P77">Локальная ошибка = 0,001149661202</text:p>
      <text:p text:style-name="P77"/>
      <text:p text:style-name="P77">Нейрон[1][5]</text:p>
      <text:p text:style-name="P77">Локальная ошибка = -0,0005610035183</text:p>
      <text:p text:style-name="P77"/>
      <text:p text:style-name="P77">Нейрон[1][6]</text:p>
      <text:p text:style-name="P77">Локальная ошибка = 0,0001465704135</text:p>
      <text:p text:style-name="P77"/>
      <text:p text:style-name="P90">Коррекция весов синапсов</text:p>
      <text:p text:style-name="P76"/>
      <text:p text:style-name="P78">w[1, 1, 1] = -0,5820065848</text:p>
      <text:p text:style-name="P78">w[1, 1, 2] = 0,036</text:p>
      <text:p text:style-name="P78">w[1, 1, 3] = 0,2999963418</text:p>
      <text:p text:style-name="P78">Вес смещения: </text:p>
      <text:p text:style-name="P78">w[1, 1, 4] = 0,9999268356</text:p>
      <text:p text:style-name="P78"/>
      <text:p text:style-name="P78">w[1, 2, 1] = -0,4399802485</text:p>
      <text:p text:style-name="P78">w[1, 2, 2] = -0,956</text:p>
      <text:p text:style-name="P78">w[1, 2, 3] = -0,4759890269</text:p>
      <text:p text:style-name="P78">Вес смещения: </text:p>
      <text:p text:style-name="P78">w[1, 2, 4] = 1,000219461</text:p>
      <text:p text:style-name="P78"/>
      <text:p text:style-name="P78">w[1, 3, 1] = -0,7360389324</text:p>
      <text:p text:style-name="P78">w[1, 3, 2] = 0,2</text:p>
      <text:p text:style-name="P78">w[1, 3, 3] = -0,2080216291</text:p>
      <text:p text:style-name="P78">Вес смещения: </text:p>
      <text:p text:style-name="P78">w[1, 3, 4] = 0,9995674183</text:p>
      <text:p text:style-name="P78"/>
      <text:p text:style-name="P78">w[1, 4, 1] = -0,8780310409</text:p>
      <text:p text:style-name="P78">w[1, 4, 2] = -0,13</text:p>
      <text:p text:style-name="P78">w[1, 4, 3] = 0,3819827551</text:p>
      <text:p text:style-name="P78">Вес смещения: </text:p>
      <text:p text:style-name="P78">w[1, 4, 4] = 0,9996551016</text:p>
      <text:p text:style-name="P78"/>
      <text:p text:style-name="P78">w[1, 5, 1] = 0,8560151471</text:p>
      <text:p text:style-name="P78">w[1, 5, 2] = 0,876</text:p>
      <text:p text:style-name="P78">w[1, 5, 3] = -0,5559915849</text:p>
      <text:p text:style-name="P78">Вес смещения: </text:p>
      <text:p text:style-name="P78">w[1, 5, 4] = 1,000168301</text:p>
      <text:p text:style-name="P78"/>
      <text:p text:style-name="P78">w[1, 6, 1] = -0,1720039574</text:p>
      <text:p text:style-name="P78">w[1, 6, 2] = -0,292</text:p>
      <text:p text:style-name="P78"><text:soft-page-break/>w[1, 6, 3] = -0,8820021986</text:p>
      <text:p text:style-name="P78">Вес смещения: </text:p>
      <text:p text:style-name="P78">w[1, 6, 4] = 0,9999560289</text:p>
      <text:p text:style-name="P78"/>
      <text:p text:style-name="P78">w[2, 1, 1] = -0,1744484495</text:p>
      <text:p text:style-name="P78">w[2, 1, 2] = 0,165540329</text:p>
      <text:p text:style-name="P78">w[2, 1, 3] = -0,6704654302</text:p>
      <text:p text:style-name="P78">w[2, 1, 4] = -0,9164581627</text:p>
      <text:p text:style-name="P78">w[2, 1, 5] = 0,151587963</text:p>
      <text:p text:style-name="P78">w[2, 1, 6] = -0,4604580155</text:p>
      <text:p text:style-name="P78">Вес смещения: </text:p>
      <text:p text:style-name="P78">w[2, 1, 7] = 1,004288147</text:p>
      <text:p text:style-name="P78"/>
      <text:p text:style-name="P78">w[2, 2, 1] = 0,2715760072</text:p>
      <text:p text:style-name="P78">w[2, 2, 2] = -0,9964209263</text:p>
      <text:p text:style-name="P78">w[2, 2, 3] = 0,5775806475</text:p>
      <text:p text:style-name="P78">w[2, 2, 4] = 0,1375786615</text:p>
      <text:p text:style-name="P78">w[2, 2, 5] = -0,9124339432</text:p>
      <text:p text:style-name="P78">w[2, 2, 6] = -0,6864213787</text:p>
      <text:p text:style-name="P78">Вес смещения: </text:p>
      <text:p text:style-name="P78">w[2, 2, 7] = 0,9988281763</text:p>
      <text:p text:style-name="P78"/>
      <text:p text:style-name="P78">w[2, 3, 1] = 0,2224491497</text:p>
      <text:p text:style-name="P78">w[2, 3, 2] = 0,3204459012</text:p>
      <text:p text:style-name="P78">w[2, 3, 3] = -0,259555766</text:p>
      <text:p text:style-name="P78">w[2, 3, 4] = 0,09244633786</text:p>
      <text:p text:style-name="P78">w[2, 3, 5] = 0,1544596905</text:p>
      <text:p text:style-name="P78">w[2, 3, 6] = 0,3624463805</text:p>
      <text:p text:style-name="P78">Вес смещения: </text:p>
      <text:p text:style-name="P78">w[2, 3, 7] = 1,001241352</text:p>
      <text:p text:style-name="P78"/>
      <text:p text:style-name="P78">w[2, 4, 1] = 0,1002393892</text:p>
      <text:p text:style-name="P78">w[2, 4, 2] = -0,1477623422</text:p>
      <text:p text:style-name="P78">w[2, 4, 3] = -0,5597632308</text:p>
      <text:p text:style-name="P78">w[2, 4, 4] = 0,8602378905</text:p>
      <text:p text:style-name="P78">w[2, 4, 5] = -0,2277549927</text:p>
      <text:p text:style-name="P78">w[2, 4, 6] = 0,4422379132</text:p>
      <text:p text:style-name="P78">Вес смещения: </text:p>
      <text:p text:style-name="P78">w[2, 4, 7] = 1,000661619</text:p>
      <text:p text:style-name="P78"/>
      <text:p text:style-name="P78">w[3, 1, 1] = -0,8275151944</text:p>
      <text:p text:style-name="P78">w[3, 1, 2] = 0,2319856812</text:p>
      <text:p text:style-name="P78">w[3, 1, 3] = -0,8807609693</text:p>
      <text:p text:style-name="P78">w[3, 1, 4] = -0,3665056366</text:p>
      <text:p text:style-name="P78">Вес смещения: </text:p>
      <text:p text:style-name="P78">w[3, 1, 5] = 0,9884749541</text:p>
      <text:p text:style-name="P78"/>
      <text:p text:style-name="P78"/>
      <text:p text:style-name="P91">Расчёт вручную</text:p>
      <text:p text:style-name="P76"/>
      <text:p text:style-name="P79">C помощью метаматического пакета Scilab.</text:p>
      <text:p text:style-name="P79">Код:</text:p>
      <text:p text:style-name="P44"><text:span text:style-name="T26">x </text:span><text:span text:style-name="T31">=</text:span><text:span text:style-name="T26"> </text:span><text:span text:style-name="T35">[</text:span><text:span text:style-name="T38">0.09</text:span><text:span text:style-name="T26"> </text:span><text:span text:style-name="T38">0</text:span><text:span text:style-name="T26"> </text:span><text:span text:style-name="T38">0.05</text:span><text:span text:style-name="T35">]</text:span><text:span text:style-name="T26">;</text:span></text:p>
      <text:p text:style-name="P31"><text:span text:style-name="T25">y</text:span> <text:span text:style-name="T30">=</text:span> <text:span text:style-name="T37">0.125</text:span><text:span text:style-name="T25">;</text:span></text:p>
      <text:p text:style-name="P29"/>
      <text:p text:style-name="P31"><text:span text:style-name="T40">function</text:span> <text:span text:style-name="T34">[</text:span><text:span text:style-name="T41">res</text:span><text:span text:style-name="T34">]</text:span><text:span text:style-name="T30">=</text:span><text:span text:style-name="T27">f</text:span><text:span text:style-name="T34">(</text:span><text:span text:style-name="T41">x</text:span><text:span text:style-name="T34">)</text:span></text:p>
      <text:p text:style-name="P30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30"><text:soft-page-break/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30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30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39">1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))</text:span><text:span text:style-name="T28">;</text:span></text:p>
      <text:p text:style-name="P30"><text:s text:c="4"/><text:span text:style-name="T45">end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32">endfunction</text:p>
      <text:p text:style-name="P29"/>
      <text:p text:style-name="P31"><text:span text:style-name="T40">function</text:span> <text:span text:style-name="T34">[</text:span><text:span text:style-name="T41">res</text:span><text:span text:style-name="T34">]</text:span><text:span text:style-name="T30">=</text:span><text:span text:style-name="T27">f_out</text:span><text:span text:style-name="T34">(</text:span><text:span text:style-name="T41">x</text:span><text:span text:style-name="T34">)</text:span></text:p>
      <text:p text:style-name="P30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30"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30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30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39">1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</text:span><text:span text:style-name="T32">*</text:span><text:span text:style-name="T39">0.5</text:span><text:span text:style-name="T36">))</text:span><text:span text:style-name="T28">;</text:span></text:p>
      <text:p text:style-name="P30"><text:s text:c="4"/><text:span text:style-name="T45">end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32">endfunction</text:p>
      <text:p text:style-name="P29"/>
      <text:p text:style-name="P31"><text:span text:style-name="T25">w1</text:span> <text:span text:style-name="T30">=</text:span> <text:span text:style-name="T34">[</text:span> </text:p>
      <text:p text:style-name="P31"><text:span text:style-name="T30">-</text:span><text:span text:style-name="T37">0.582</text:span> <text:span text:style-name="T37">0.036</text:span> <text:span text:style-name="T37">0.3</text:span></text:p>
      <text:p text:style-name="P31"><text:span text:style-name="T30">-</text:span><text:span text:style-name="T37">0.44</text:span> <text:span text:style-name="T30">-</text:span><text:span text:style-name="T37">0.956</text:span> <text:span text:style-name="T30">-</text:span><text:span text:style-name="T37">0.476</text:span></text:p>
      <text:p text:style-name="P31"><text:span text:style-name="T30">-</text:span><text:span text:style-name="T37">0.736</text:span> <text:span text:style-name="T37">0.2</text:span> <text:span text:style-name="T30">-</text:span><text:span text:style-name="T37">0.208</text:span></text:p>
      <text:p text:style-name="P31"><text:span text:style-name="T30">-</text:span><text:span text:style-name="T37">0.878</text:span> <text:span text:style-name="T30">-</text:span><text:span text:style-name="T37">0.13</text:span> <text:span text:style-name="T37">0.382</text:span> </text:p>
      <text:p text:style-name="P31"><text:span text:style-name="T37">0.856</text:span> <text:span text:style-name="T37">0.876</text:span> <text:span text:style-name="T30">-</text:span><text:span text:style-name="T37">0.556</text:span></text:p>
      <text:p text:style-name="P31"><text:span text:style-name="T30">-</text:span><text:span text:style-name="T37">0.172</text:span> <text:span text:style-name="T30">-</text:span><text:span text:style-name="T37">0.292</text:span> <text:span text:style-name="T30">-</text:span><text:span text:style-name="T37">0.882</text:span></text:p>
      <text:p text:style-name="P31"><text:span text:style-name="T34">]</text:span><text:span text:style-name="T30">'</text:span><text:span text:style-name="T25">;</text:span></text:p>
      <text:p text:style-name="P29"/>
      <text:p text:style-name="P31"><text:span text:style-name="T25">w2</text:span> <text:span text:style-name="T30">=</text:span> <text:span text:style-name="T34">[</text:span></text:p>
      <text:p text:style-name="P31"><text:span text:style-name="T30">-</text:span><text:span text:style-name="T37">0.176</text:span> <text:span text:style-name="T37">0.164</text:span> <text:span text:style-name="T30">-</text:span><text:span text:style-name="T37">0.672</text:span> <text:span text:style-name="T30">-</text:span><text:span text:style-name="T37">0.918</text:span> <text:span text:style-name="T37">0.15</text:span> <text:span text:style-name="T30">-</text:span><text:span text:style-name="T37">0.462</text:span></text:p>
      <text:p text:style-name="P31"><text:span text:style-name="T37">0.272</text:span> <text:span text:style-name="T30">-</text:span><text:span text:style-name="T37">0.996</text:span> <text:span text:style-name="T37">0.578</text:span> <text:span text:style-name="T37">0.138</text:span> <text:span text:style-name="T30">-</text:span><text:span text:style-name="T37">0.912</text:span> <text:span text:style-name="T30">-</text:span><text:span text:style-name="T37">0.686</text:span></text:p>
      <text:p text:style-name="P31"><text:span text:style-name="T37">0.222</text:span> <text:span text:style-name="T37">0.32</text:span> <text:span text:style-name="T30">-</text:span><text:span text:style-name="T37">0.26</text:span> <text:span text:style-name="T37">0.092</text:span> <text:span text:style-name="T37">0.154</text:span> <text:span text:style-name="T37">0.362</text:span></text:p>
      <text:p text:style-name="P31"><text:span text:style-name="T37">0.1</text:span> <text:span text:style-name="T30">-</text:span><text:span text:style-name="T37">0.148</text:span> <text:span text:style-name="T30">-</text:span><text:span text:style-name="T37">0.56</text:span> <text:span text:style-name="T37">0.86</text:span> <text:span text:style-name="T30">-</text:span><text:span text:style-name="T37">0.228</text:span> <text:span text:style-name="T37">0.442</text:span></text:p>
      <text:p text:style-name="P31"><text:span text:style-name="T34">]</text:span><text:span text:style-name="T30">'</text:span><text:span text:style-name="T25">;</text:span></text:p>
      <text:p text:style-name="P29"/>
      <text:p text:style-name="P31"><text:span text:style-name="T25">w3</text:span> <text:span text:style-name="T30">=</text:span> <text:span text:style-name="T34">[</text:span><text:span text:style-name="T30">-</text:span><text:span text:style-name="T37">0.82</text:span> <text:span text:style-name="T37">0.24</text:span> <text:span text:style-name="T30">-</text:span><text:span text:style-name="T37">0.87</text:span> <text:span text:style-name="T30">-</text:span><text:span text:style-name="T37">0.356</text:span><text:span text:style-name="T34">]</text:span><text:span text:style-name="T30">'</text:span><text:span text:style-name="T25">;</text:span></text:p>
      <text:p text:style-name="P29"/>
      <text:p text:style-name="P29">//<text:span text:style-name="T55">проход вперёд</text:span></text:p>
      <text:p text:style-name="P31"><text:span text:style-name="T25">s1</text:span> <text:span text:style-name="T30">=</text:span> <text:span text:style-name="T25">x</text:span> <text:span text:style-name="T30">*</text:span> <text:span text:style-name="T25">w1</text:span> <text:span text:style-name="T30">+</text:span> <text:span text:style-name="T37">1</text:span><text:span text:style-name="T25">; </text:span></text:p>
      <text:p text:style-name="P31"><text:span text:style-name="T25">y1</text:span> <text:span text:style-name="T30">=</text:span> <text:span text:style-name="T27">f</text:span><text:span text:style-name="T34">(</text:span><text:span text:style-name="T25">s1</text:span><text:span text:style-name="T34">)</text:span><text:span text:style-name="T25">; //</text:span><text:span text:style-name="T29">первый слой</text:span></text:p>
      <text:p text:style-name="P31"><text:span text:style-name="T25">s2</text:span> <text:span text:style-name="T30">=</text:span> <text:span text:style-name="T25">y1</text:span> <text:span text:style-name="T30">*</text:span> <text:span text:style-name="T25">w2</text:span> <text:span text:style-name="T30">+</text:span> <text:span text:style-name="T37">2</text:span><text:span text:style-name="T25">;</text:span></text:p>
      <text:p text:style-name="P31"><text:span text:style-name="T25">y2</text:span> <text:span text:style-name="T30">=</text:span> <text:span text:style-name="T27">f</text:span><text:span text:style-name="T34">(</text:span><text:span text:style-name="T25">s2</text:span><text:span text:style-name="T34">)</text:span><text:span text:style-name="T25">;//</text:span><text:span text:style-name="T29">второй слой</text:span></text:p>
      <text:p text:style-name="P31"><text:span text:style-name="T25">s3</text:span> <text:span text:style-name="T30">=</text:span> <text:span text:style-name="T25">y2</text:span> <text:span text:style-name="T30">*</text:span> <text:span text:style-name="T25">w3</text:span> <text:span text:style-name="T30">+</text:span> <text:span text:style-name="T37">1</text:span><text:span text:style-name="T25">;</text:span></text:p>
      <text:p text:style-name="P31"><text:span text:style-name="T25">res_y</text:span> <text:span text:style-name="T30">=</text:span> <text:span text:style-name="T27">f_out</text:span><text:span text:style-name="T34">(</text:span><text:span text:style-name="T25">s3</text:span><text:span text:style-name="T34">)</text:span><text:span text:style-name="T25">; <text:s/></text:span><text:span text:style-name="T29">// результат</text:span></text:p>
      <text:p text:style-name="P29"/>
      <text:p text:style-name="P31"><text:span text:style-name="T40">function</text:span> <text:span text:style-name="T34">[</text:span><text:span text:style-name="T41">res</text:span><text:span text:style-name="T34">]</text:span><text:span text:style-name="T30">=</text:span><text:span text:style-name="T27">f_diff</text:span><text:span text:style-name="T34">(</text:span><text:span text:style-name="T41">x</text:span><text:span text:style-name="T34">)</text:span></text:p>
      <text:p text:style-name="P30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30"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30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30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43">exp</text:span><text:span text:style-name="T36">(</text:span><text:span text:style-name="T42">x</text:span><text:span text:style-name="T36">(</text:span><text:span text:style-name="T28">i</text:span><text:span text:style-name="T36">))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))</text:span><text:span text:style-name="T32">^</text:span><text:span text:style-name="T39">2</text:span><text:span text:style-name="T28">;</text:span></text:p>
      <text:p text:style-name="P30"><text:s text:c="4"/><text:span text:style-name="T45">end</text:span></text:p>
      <text:p text:style-name="P30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32">endfunction</text:p>
      <text:p text:style-name="P29"/>
      <text:p text:style-name="P31"><text:span text:style-name="T25">dy</text:span> <text:span text:style-name="T30">=</text:span> <text:span text:style-name="T25">y</text:span> <text:span text:style-name="T33">-</text:span> <text:span text:style-name="T25">res_y;</text:span><text:span text:style-name="T29">//ошибка выходного слоя</text:span></text:p>
      <text:p text:style-name="P31"><text:span text:style-name="T25">ds2</text:span> <text:span text:style-name="T30">=</text:span> <text:span text:style-name="T25">dy</text:span> <text:span text:style-name="T30">*</text:span> <text:span text:style-name="T25">w3</text:span> <text:span text:style-name="T30">.*</text:span> <text:span text:style-name="T27">f_diff</text:span><text:span text:style-name="T34">(</text:span><text:span text:style-name="T25">s3</text:span><text:span text:style-name="T34">)</text:span><text:span text:style-name="T30">'</text:span><text:span text:style-name="T25">; </text:span><text:span text:style-name="T29">//ошибка 2 слоя</text:span></text:p>
      <text:p text:style-name="P31"><text:span text:style-name="T25">ds1</text:span> <text:span text:style-name="T30">=</text:span> <text:span text:style-name="T34">(</text:span><text:span text:style-name="T25">ds2</text:span><text:span text:style-name="T30">'</text:span> <text:span text:style-name="T30">.*</text:span> <text:span text:style-name="T27">f_diff</text:span><text:span text:style-name="T34">(</text:span><text:span text:style-name="T25">s2</text:span><text:span text:style-name="T34">))</text:span> <text:span text:style-name="T30">*</text:span> <text:span text:style-name="T25">w2</text:span><text:span text:style-name="T30">'</text:span><text:span text:style-name="T25">;//</text:span><text:span text:style-name="T29">ошибка 1 слоя</text:span></text:p>
      <text:p text:style-name="P45"/>
      <text:p text:style-name="P92"><text:span text:style-name="T48">y</text:span><text:span text:style-name="T24">1 = <text:s text:c="3"/>0.7236461 <text:s text:c="3"/>0.7184124 <text:s text:c="3"/>0.7157262 <text:s text:c="3"/>0.7191158 <text:s text:c="3"/>0.7406289 <text:s text:c="3"/>0.7191845 </text:span></text:p>
      <text:p text:style-name="P92"><text:span text:style-name="T48">y2</text:span><text:span text:style-name="T24"> = <text:s text:c="3"/>0.6520750 <text:s text:c="3"/>0.6953828 <text:s text:c="3"/>0.9337029 <text:s text:c="3"/>0.9115484</text:span></text:p>
      <text:p text:style-name="P94">res_y = <text:s text:c="3"/>0.4372523</text:p>
      <text:p text:style-name="P93"><text:span text:style-name="T48">dy = <text:s text:c="3"/></text:span><text:span text:style-name="T23">0,03841</text:span></text:p>
      <text:p text:style-name="P93"><text:span text:style-name="T48">ds2 = <text:s text:c="3"/></text:span><text:span text:style-name="T23">-0,00714</text:span><text:span text:style-name="T48">45</text:span><text:span text:style-name="T23"> <text:s text:c="4"/>0,00195</text:span><text:span text:style-name="T48">23</text:span><text:span text:style-name="T23"> <text:s text:c="3"/>-0,0020689 <text:s text:c="3"/>-0,0011026</text:span></text:p>
      <text:p text:style-name="P93"><text:span text:style-name="T48">ds3 =</text:span><text:span text:style-name="T23"> <text:s text:c="3"/>0,0002438 <text:s text:c="3"/>-0,0007315 <text:s text:c="3"/>0,0014419 <text:s text:c="3"/>0,0011496 <text:s text:c="3"/>-0,0005610 <text:s text:c="3"/>0,0001465</text:span></text:p>
      <text:p text:style-name="P79"/>
      <text:p text:style-name="P55"><text:soft-page-break/><text:span text:style-name="T24">Результаты совпали (с точностью до округления) с расчётами программы </text:span><text:span text:style-name="T47">BackPropagate.</text:span></text:p>
      <text:p text:style-name="P82">f(x) – активационная функция, рациональный сигмоид</text:p>
      <text:p text:style-name="P83"><draw:frame draw:style-name="fr1" draw:name="Объект6" text:anchor-type="as-char" svg:y="-0.621cm" svg:width="2.649cm" svg:height="1.0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82">f_diff(x) — её производная</text:p>
      <text:p text:style-name="P83"><draw:frame draw:style-name="fr1" draw:name="Объект1" text:anchor-type="as-char" svg:y="-0.681cm" svg:width="5.791cm" svg:height="1.1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84">Локальная ошибка вычисляется по фрмуле</text:p>
      <text:p text:style-name="P85"><draw:frame draw:style-name="fr1" draw:name="Объект2" text:anchor-type="as-char" svg:y="-0.377cm" svg:width="1.933cm" svg:height="0.5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84">для выходного слоя, для остальных по формуле </text:p>
      <text:p text:style-name="P85"><draw:frame draw:style-name="fr1" draw:name="Объект4" text:anchor-type="as-char" svg:y="-0.713cm" svg:width="4.225cm" svg:height="1.139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86">Коррекция весов вычисляется по формуле</text:p>
      <text:p text:style-name="P87"><draw:frame draw:style-name="fr1" draw:name="Объект5" text:anchor-type="as-char" svg:y="-0.406cm" svg:width="6.412cm" svg:height="0.58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2"/>
      <text:p text:style-name="P73"/>
      <text:p text:style-name="P95">Выводы</text:p>
      <text:p text:style-name="P99">В ходе выполнения лабораторной работы были получены знания по выбору конфигурации и настройке нейросетей, подбору оптимальных параметров, был усвоен алгоритм обратного распространения ошибки.</text:p>
      <text:p text:style-name="P97">В результате была выбрана оптимальная для решения заданной задачи нейронная сеть следующей конфигурации:</text:p>
      <text:p text:style-name="P39"/>
      <text:p text:style-name="P39">Структура сети: 3 - 6 - 4 - 1</text:p>
      <text:p text:style-name="P39">Число входов: 3</text:p>
      <text:p text:style-name="P39">Число выходов: 1</text:p>
      <text:p text:style-name="P39">Слой------Сигмоида----------Крутизна---Смещение---Момент----Вес</text:p>
      <text:p text:style-name="P39">--1-------рац. сигмоид---------***-------1,0-------0--------1,0</text:p>
      <text:p text:style-name="P39">--2-------рац. сигмоид---------***-------2-------0--------1,0</text:p>
      <text:p text:style-name="P39">--выход---сигмоид--------------0,5-------1,0-------0--------1,0</text:p>
      <text:p text:style-name="P39">Скорость обучения: 0,3</text:p>
      <text:p text:style-name="P39">Нормализация: [0;1]</text:p>
      <text:p text:style-name="P40">Момент: 0</text:p>
      <text:p text:style-name="P41">Выбор элементов: случайный</text:p>
      <text:p text:style-name="P97"/>
      <text:p text:style-name="P96"><text:span text:style-name="T50">Были получены навыки по работе с нейро</text:span><text:span text:style-name="T56">c</text:span><text:span text:style-name="T50">етямии в программе <text:s/></text:span><text:span text:style-name="T49">BackPropa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12T11:37:31</dc:date>
    <meta:print-date>2011-11-11T08:42:00</meta:print-date>
    <meta:editing-cycles>165</meta:editing-cycles>
    <meta:editing-duration>P1DT2H24M17S</meta:editing-duration>
    <meta:generator>LibreOffice/3.6$Linux_X86_64 LibreOffice_project/360m1$Build-2</meta:generator>
    <meta:document-statistic meta:table-count="6" meta:image-count="0" meta:object-count="5" meta:page-count="11" meta:paragraph-count="489" meta:word-count="1910" meta:character-count="12170" meta:non-whitespace-character-count="1069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f</mi>
      <mrow>
        <mfenced open="(" close=")">
          <mrow>
            <mi>x</mi>
          </mrow>
        </mfenced>
        <mo stretchy="false">=</mo>
        <mfrac>
          <mrow>
            <mn>1</mn>
          </mrow>
          <mrow>
            <mrow>
              <mn>1</mn>
              <mo stretchy="false">+</mo>
              <msup>
                <mrow>
                  <mi>e</mi>
                </mrow>
                <mrow>
                  <mrow>
                    <mo stretchy="false">−</mo>
                    <mo stretchy="false">β</mo>
                  </mrow>
                  <mi>x</mi>
                </mrow>
              </msup>
            </mrow>
          </mrow>
        </mfrac>
      </mrow>
    </mrow>
    <annotation encoding="StarMath 5.0">f left (x right ) = {1} over {1+ {e} ^ {-%beta x}}</annotation>
  </semantics>
</math>
</file>

<file path=Object 2/content.xml><?xml version="1.0" encoding="utf-8"?>
<math xmlns="http://www.w3.org/1998/Math/MathML">
  <semantics>
    <mrow>
      <mi>f</mi>
      <mtext>_</mtext>
      <mi mathvariant="italic">diff</mi>
      <mrow>
        <mfenced open="(" close=")">
          <mrow>
            <mi>x</mi>
          </mrow>
        </mfenced>
        <mo stretchy="false">=</mo>
        <mi>f</mi>
      </mrow>
      <mrow>
        <mo stretchy="false">(</mo>
        <mrow>
          <mi>x</mi>
        </mrow>
        <mo stretchy="false">)</mo>
      </mrow>
      <mrow>
        <mi>'</mi>
        <mo stretchy="false">=</mo>
        <mo stretchy="false">β</mo>
      </mrow>
      <mfrac>
        <mrow>
          <msup>
            <mi>e</mi>
            <mrow>
              <mo stretchy="false">β</mo>
              <mi>x</mi>
            </mrow>
          </msup>
        </mrow>
        <mrow>
          <msup>
            <mrow>
              <mo stretchy="false">(</mo>
              <mrow>
                <mrow>
                  <mn>1</mn>
                  <mo stretchy="false">+</mo>
                  <msup>
                    <mrow>
                      <mi>e</mi>
                    </mrow>
                    <mrow>
                      <mrow>
                        <mo stretchy="false">−</mo>
                        <mo stretchy="false">β</mo>
                      </mrow>
                      <mi>x</mi>
                    </mrow>
                  </msup>
                </mrow>
              </mrow>
              <mo stretchy="false">)</mo>
            </mrow>
            <mn>2</mn>
          </msup>
        </mrow>
      </mfrac>
    </mrow>
    <annotation encoding="StarMath 5.0">f"_"diff left (x right ) = f(x)' = %beta {e^{%beta x}} over {(1+ {e} ^ {-%beta x})^2}</annotation>
  </semantics>
</math>
</file>

<file path=Object 3/content.xml><?xml version="1.0" encoding="utf-8"?>
<math xmlns="http://www.w3.org/1998/Math/MathML">
  <semantics>
    <mrow>
      <mrow>
        <msub>
          <mrow>
            <mi>γ</mi>
          </mrow>
          <mrow>
            <mi>j</mi>
          </mrow>
        </msub>
        <mo stretchy="false">=</mo>
        <mrow>
          <msub>
            <mrow>
              <mi>y</mi>
            </mrow>
            <mrow>
              <mi>j</mi>
            </mrow>
          </msub>
          <mo stretchy="false">−</mo>
          <msub>
            <mrow>
              <mi>t</mi>
            </mrow>
            <mrow>
              <mi>j</mi>
            </mrow>
          </msub>
        </mrow>
      </mrow>
    </mrow>
    <annotation encoding="StarMath 5.0">{γ} rsub {j } = {y} rsub {j} - {t} rsub {j}</annotation>
  </semantics>
</math>
</file>

<file path=Object 4/content.xml><?xml version="1.0" encoding="utf-8"?>
<math xmlns="http://www.w3.org/1998/Math/MathML">
  <semantics>
    <mrow>
      <msub>
        <mi>w</mi>
        <mi mathvariant="italic">ij</mi>
      </msub>
      <mrow>
        <mrow>
          <mo stretchy="false">(</mo>
          <mrow>
            <mrow>
              <mi>t</mi>
              <mo stretchy="false">+</mo>
              <mn>1</mn>
            </mrow>
          </mrow>
          <mo stretchy="false">)</mo>
        </mrow>
        <mo stretchy="false">=</mo>
        <msub>
          <mi>w</mi>
          <mi mathvariant="italic">ij</mi>
        </msub>
      </mrow>
      <mrow>
        <mrow>
          <mo stretchy="false">(</mo>
          <mrow>
            <mi>t</mi>
          </mrow>
          <mo stretchy="false">)</mo>
        </mrow>
        <mo stretchy="false">−</mo>
        <mo stretchy="false">α</mo>
      </mrow>
      <msub>
        <mi>γ</mi>
        <mi>j</mi>
      </msub>
      <mi>f</mi>
      <mtext>_</mtext>
      <mi mathvariant="italic">diff</mi>
      <mfenced open="(" close=")">
        <mrow>
          <msub>
            <mi>s</mi>
            <mi>j</mi>
          </msub>
        </mrow>
      </mfenced>
      <msub>
        <mi>y</mi>
        <mi>j</mi>
      </msub>
    </mrow>
    <annotation encoding="StarMath 5.0">w_ij(t+1) = w_ij (t) - %alpha γ_j f"_"diff left (s_j right ) y_j</annotation>
  </semantics>
</math>
</file>

<file path=Object 5/content.xml><?xml version="1.0" encoding="utf-8"?>
<math xmlns="http://www.w3.org/1998/Math/MathML">
  <semantics>
    <mrow>
      <mrow>
        <msub>
          <mi>γ</mi>
          <mi>j</mi>
        </msub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γ</mi>
            <mi>i</mi>
          </msub>
        </mrow>
      </mrow>
      <mi>f</mi>
      <mtext>_</mtext>
      <mi mathvariant="italic">diff</mi>
      <mfenced open="(" close=")">
        <mrow>
          <msub>
            <mi>s</mi>
            <mi>j</mi>
          </msub>
        </mrow>
      </mfenced>
      <msub>
        <mi>w</mi>
        <mi mathvariant="italic">ij</mi>
      </msub>
    </mrow>
    <annotation encoding="StarMath 5.0">γ_j = sum from{i = 1} to{m} γ_i f"_"diff left (s_j right ) w_ij</annotation>
  </semantics>
</math>
</file>